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normal" officeooo:rsid="00117e1d" officeooo:paragraph-rsid="00117e1d" style:language-asian="zxx" style:country-asian="none" style:font-weight-asian="normal" style:language-complex="zxx" style:country-complex="none" style:font-weight-complex="normal"/>
    </style:style>
    <style:style style:name="P2" style:family="paragraph" style:parent-style-name="Standard">
      <style:text-properties fo:language="zxx" fo:country="none" fo:font-weight="normal" officeooo:rsid="001718ea" officeooo:paragraph-rsid="001718ea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text-properties fo:language="zxx" fo:country="none" fo:font-weight="normal" officeooo:rsid="001ceb35" officeooo:paragraph-rsid="001ceb35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text-properties fo:language="zxx" fo:country="none" fo:font-weight="normal" officeooo:rsid="001e36c5" officeooo:paragraph-rsid="001e36c5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zxx" fo:country="none" officeooo:rsid="000d1820" officeooo:paragraph-rsid="000d1820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fo:font-weight="bold" officeooo:rsid="000e317c" officeooo:paragraph-rsid="000e317c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fo:language="zxx" fo:country="none" fo:font-weight="bold" officeooo:rsid="00117e1d" officeooo:paragraph-rsid="00117e1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fo:language="zxx" fo:country="none" fo:font-weight="bold" officeooo:rsid="001ceb35" officeooo:paragraph-rsid="001ceb35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fo:language="zxx" fo:country="none" fo:font-weight="bold" officeooo:rsid="001e36c5" officeooo:paragraph-rsid="001e36c5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break-before="page"/>
      <style:text-properties fo:language="zxx" fo:country="none" fo:font-weight="bold" officeooo:rsid="001718ea" officeooo:paragraph-rsid="001718ea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 style:list-style-name="L1">
      <style:text-properties fo:language="zxx" fo:country="none" officeooo:rsid="000d1820" officeooo:paragraph-rsid="000d1820" style:language-asian="zxx" style:country-asian="none" style:language-complex="zxx" style:country-complex="none"/>
    </style:style>
    <style:style style:name="P12" style:family="paragraph" style:parent-style-name="Standard" style:list-style-name="L2">
      <style:text-properties fo:language="zxx" fo:country="none" fo:font-weight="normal" officeooo:rsid="000e317c" officeooo:paragraph-rsid="000e317c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 style:list-style-name="L2">
      <style:text-properties fo:language="zxx" fo:country="none" fo:font-weight="normal" officeooo:rsid="00101c87" officeooo:paragraph-rsid="00101c87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 style:list-style-name="L2">
      <style:text-properties fo:language="zxx" fo:country="none" fo:font-weight="normal" officeooo:rsid="00117e1d" officeooo:paragraph-rsid="00117e1d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 style:list-style-name="L3">
      <style:text-properties fo:language="zxx" fo:country="none" fo:font-weight="normal" officeooo:rsid="00146c33" officeooo:paragraph-rsid="00146c33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 style:list-style-name="L3">
      <style:text-properties fo:language="zxx" fo:country="none" fo:font-weight="normal" officeooo:rsid="00157a2d" officeooo:paragraph-rsid="00157a2d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 style:list-style-name="L3">
      <style:text-properties fo:language="zxx" fo:country="none" fo:font-weight="normal" officeooo:rsid="001718ea" officeooo:paragraph-rsid="001718ea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 style:list-style-name="L4">
      <style:text-properties fo:language="zxx" fo:country="none" fo:font-weight="normal" officeooo:rsid="00187f3e" officeooo:paragraph-rsid="00187f3e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 style:list-style-name="L4">
      <style:text-properties fo:language="zxx" fo:country="none" fo:font-weight="normal" officeooo:rsid="00196e1a" officeooo:paragraph-rsid="00196e1a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 style:list-style-name="L4">
      <style:text-properties fo:language="zxx" fo:country="none" fo:font-weight="normal" officeooo:rsid="0019e621" officeooo:paragraph-rsid="0019e621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 style:list-style-name="L4">
      <style:text-properties fo:language="zxx" fo:country="none" fo:font-weight="normal" officeooo:rsid="001a2eb0" officeooo:paragraph-rsid="001a2eb0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 style:list-style-name="L4">
      <style:text-properties fo:language="zxx" fo:country="none" fo:font-weight="normal" officeooo:rsid="001bc99f" officeooo:paragraph-rsid="001bc99f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 style:list-style-name="L4">
      <style:text-properties fo:language="zxx" fo:country="none" fo:font-weight="normal" officeooo:rsid="001ceb35" officeooo:paragraph-rsid="001ceb35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 style:list-style-name="L4">
      <style:text-properties fo:language="zxx" fo:country="none" fo:font-weight="normal" officeooo:rsid="001e36c5" officeooo:paragraph-rsid="001e36c5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 style:list-style-name="L5">
      <style:text-properties fo:language="zxx" fo:country="none" fo:font-weight="normal" officeooo:rsid="001e36c5" officeooo:paragraph-rsid="001e36c5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 style:list-style-name="L5">
      <style:text-properties fo:language="zxx" fo:country="none" fo:font-weight="normal" officeooo:rsid="001f7937" officeooo:paragraph-rsid="001f7937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 style:list-style-name="L5">
      <style:text-properties fo:language="zxx" fo:country="none" fo:font-weight="normal" officeooo:rsid="001fedee" officeooo:paragraph-rsid="001fedee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text-properties fo:language="zxx" fo:country="none" fo:font-weight="normal" officeooo:rsid="001fedee" officeooo:paragraph-rsid="001fedee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>
      <style:text-properties fo:language="zxx" fo:country="none" fo:font-weight="normal" officeooo:rsid="0021d74a" officeooo:paragraph-rsid="0021d74a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>
      <style:text-properties fo:language="zxx" fo:country="none" fo:font-weight="normal" officeooo:rsid="00230377" officeooo:paragraph-rsid="00230377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 style:list-style-name="L4">
      <style:text-properties fo:language="zxx" fo:country="none" fo:font-weight="bold" officeooo:rsid="001718ea" officeooo:paragraph-rsid="001718ea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officeooo:rsid="000f5691"/>
    </style:style>
    <style:style style:name="T2" style:family="text">
      <style:text-properties officeooo:rsid="00117e1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7f3e" style:font-weight-asian="normal" style:font-weight-complex="normal"/>
    </style:style>
    <style:style style:name="T5" style:family="text">
      <style:text-properties fo:language="cs" fo:country="CZ"/>
    </style:style>
    <style:style style:name="T6" style:family="text">
      <style:text-properties officeooo:rsid="0024c5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gions of America</text:p>
      <text:list xml:id="list7859346147674343577" text:style-name="L1">
        <text:list-item>
          <text:p text:style-name="P11">Northeast</text:p>
        </text:list-item>
        <text:list-item>
          <text:p text:style-name="P11">South</text:p>
        </text:list-item>
        <text:list-item>
          <text:p text:style-name="P11">Midwest</text:p>
        </text:list-item>
        <text:list-item>
          <text:p text:style-name="P11">Southwest</text:p>
        </text:list-item>
        <text:list-item>
          <text:p text:style-name="P11">The West</text:p>
          <text:list>
            <text:list-item>
              <text:p text:style-name="P11">Plains Region</text:p>
            </text:list-item>
            <text:list-item>
              <text:p text:style-name="P11">Pacific West</text:p>
            </text:list-item>
          </text:list>
        </text:list-item>
      </text:list>
      <text:p text:style-name="P5"/>
      <text:p text:style-name="P6">Bible Belt</text:p>
      <text:list xml:id="list5608110991141726360" text:style-name="L2">
        <text:list-item>
          <text:p text:style-name="P12">Southwest of states</text:p>
        </text:list-item>
        <text:list-item>
          <text:p text:style-name="P12">Mardi Gras</text:p>
          <text:list>
            <text:list-item>
              <text:p text:style-name="P12">Celebration of Lent (půst) in New Orleans</text:p>
            </text:list-item>
            <text:list-item>
              <text:p text:style-name="P12">„Floats“ - allegoric carts</text:p>
            </text:list-item>
            <text:list-item>
              <text:p text:style-name="P12">„<text:span text:style-name="T1">Flappers“ - style of woman dressing in 20‘s</text:span></text:p>
            </text:list-item>
          </text:list>
        </text:list-item>
        <text:list-item>
          <text:p text:style-name="P13">Climate</text:p>
          <text:list>
            <text:list-item>
              <text:p text:style-name="P13">Humid and Subtropical</text:p>
            </text:list-item>
            <text:list-item>
              <text:p text:style-name="P13">Long growing periods, mixed forests, cotton and tobacco</text:p>
            </text:list-item>
          </text:list>
        </text:list-item>
        <text:list-item>
          <text:p text:style-name="P13">Econ<text:span text:style-name="T2">o</text:span>mics</text:p>
          <text:list>
            <text:list-item>
              <text:p text:style-name="P14">agriculture, fishing, tourism, oil industry</text:p>
            </text:list-item>
          </text:list>
        </text:list-item>
        <text:list-item>
          <text:p text:style-name="P14">Politics: red – conservative – republican</text:p>
        </text:list-item>
      </text:list>
      <text:p text:style-name="P1"/>
      <text:p text:style-name="P7">Midwest</text:p>
      <text:list xml:id="list2221667580046291002" text:style-name="L3">
        <text:list-item>
          <text:p text:style-name="P15">Midway to west</text:p>
        </text:list-item>
        <text:list-item>
          <text:p text:style-name="P15">Missourians consider themselves more conservative – red</text:p>
          <text:list>
            <text:list-item>
              <text:p text:style-name="P15">ProGun</text:p>
            </text:list-item>
          </text:list>
        </text:list-item>
        <text:list-item>
          <text:p text:style-name="P15">Swing states (red and blue are both common votes), but mostly red</text:p>
        </text:list-item>
        <text:list-item>
          <text:p text:style-name="P15">Climate</text:p>
          <text:list>
            <text:list-item>
              <text:p text:style-name="P15">No dry season, cold snowy winters</text:p>
            </text:list-item>
            <text:list-item>
              <text:p text:style-name="P15">moderate growing seasons <text:span text:style-name="T5">→ </text:span><text:s/>growing of corn and wheat</text:p>
            </text:list-item>
          </text:list>
        </text:list-item>
        <text:list-item>
          <text:p text:style-name="P15">Midwest has "fly over states" except for chicago</text:p>
        </text:list-item>
        <text:list-item>
          <text:p text:style-name="P16">Industrial production</text:p>
          <text:list>
            <text:list-item>
              <text:p text:style-name="P16">Chrysler, Chevrolet, GMC</text:p>
            </text:list-item>
          </text:list>
        </text:list-item>
        <text:list-item>
          <text:p text:style-name="P16">Economics</text:p>
          <text:list>
            <text:list-item>
              <text:p text:style-name="P16">Dairy farming</text:p>
            </text:list-item>
            <text:list-item>
              <text:p text:style-name="P16">Fruit orchards</text:p>
            </text:list-item>
            <text:list-item>
              <text:p text:style-name="P16">Corn</text:p>
            </text:list-item>
            <text:list-item>
              <text:p text:style-name="P16">Manufacturing in urban cities</text:p>
            </text:list-item>
          </text:list>
        </text:list-item>
        <text:list-item>
          <text:p text:style-name="P17">St. Luis <text:span text:style-name="T5">→ </text:span>Kister‘s city</text:p>
          <text:list>
            <text:list-item>
              <text:p text:style-name="P17">Iťs divided into many districts with high poverty – high crime</text:p>
              <text:list>
                <text:list-item>
                  <text:p text:style-name="P17">Also seen in Chicago and LA</text:p>
                </text:list-item>
              </text:list>
            </text:list-item>
            <text:list-item>
              <text:p text:style-name="P17">A lot of Blues</text:p>
            </text:list-item>
            <text:list-item>
              <text:p text:style-name="P17">Home of American Budweiser</text:p>
              <text:list>
                <text:list-item>
                  <text:p text:style-name="P17">Czech Budweiser can't be labelled Budweiser in USA</text:p>
                </text:list-item>
              </text:list>
            </text:list-item>
          </text:list>
        </text:list-item>
      </text:list>
      <text:p text:style-name="P2"/>
      <text:p text:style-name="P10">Great Plains</text:p>
      <text:list xml:id="list1161049093996802017" text:style-name="L4">
        <text:list-item>
          <text:p text:style-name="P31"><text:span text:style-name="T3">Grow</text:span><text:span text:style-name="T4">ing of corn, wheat, soybeans</text:span></text:p>
        </text:list-item>
        <text:list-item>
          <text:p text:style-name="P18">Livestock, Diary farms</text:p>
        </text:list-item>
        <text:list-item>
          <text:p text:style-name="P18">Tornado Alley</text:p>
          <text:list>
            <text:list-item>
              <text:p text:style-name="P18">Because of the plains, there are a lot of tornadoues especially in spring</text:p>
            </text:list-item>
          </text:list>
        </text:list-item>
        <text:list-item>
          <text:p text:style-name="P19">Missouri River</text:p>
          <text:list>
            <text:list-item>
              <text:p text:style-name="P19">Longest tiver</text:p>
            </text:list-item>
            <text:list-item>
              <text:p text:style-name="P19">travelled by Lewis &amp; Clark</text:p>
              <text:list>
                <text:list-item>
                  <text:p text:style-name="P20">Saved by Saca-Jawia</text:p>
                </text:list-item>
              </text:list>
            </text:list-item>
            <text:list-item>
              <text:p text:style-name="P20">1804 Louisian Purchase</text:p>
              <text:list>
                <text:list-item>
                  <text:p text:style-name="P20">Native Americans</text:p>
                </text:list-item>
              </text:list>
            </text:list-item>
          </text:list>
        </text:list-item>
        <text:list-item>
          <text:p text:style-name="P21">Sitting Bull</text:p>
          <text:list>
            <text:list-item>
              <text:p text:style-name="P21">They were great tacticians and they were very feared for their rifle and horse riding skills</text:p>
            </text:list-item>
          </text:list>
        </text:list-item>
        <text:list-item>
          <text:p text:style-name="P21">Trail of Tears</text:p>
        </text:list-item>
        <text:list-item>
          <text:p text:style-name="P21">Homestead Act of 1862</text:p>
          <text:list>
            <text:list-item>
              <text:p text:style-name="P22">Everybody was going only to the west in search of gold</text:p>
            </text:list-item>
            <text:list-item>
              <text:p text:style-name="P22">This Act provided each settler with 160 acres of land, as lon he cultivated it.</text:p>
            </text:list-item>
            <text:list-item>
              <text:p text:style-name="P22">Great motivation for immigrants</text:p>
            </text:list-item>
            <text:list-item>
              <text:p text:style-name="P22">Thats how ghost towns were formed, when settlers destroyed the land and left</text:p>
            </text:list-item>
          </text:list>
        </text:list-item>
      </text:list>
      <text:p text:style-name="P3"/>
      <text:p text:style-name="P8">Southwest and Rocky mountains</text:p>
      <text:list xml:id="list125059053489138" text:continue-numbering="true" text:style-name="L4">
        <text:list-item>
          <text:p text:style-name="P23">LA</text:p>
          <text:list>
            <text:list-item>
              <text:p text:style-name="P23">Has troubles with water</text:p>
            </text:list-item>
          </text:list>
        </text:list-item>
        <text:list-item>
          <text:p text:style-name="P23">History</text:p>
          <text:list>
            <text:list-item>
              <text:p text:style-name="P23">Mining towns, gambling, gangs, grazing</text:p>
            </text:list-item>
          </text:list>
        </text:list-item>
        <text:list-item>
          <text:p text:style-name="P23">Climate</text:p>
          <text:list>
            <text:list-item>
              <text:p text:style-name="P23">Arid</text:p>
            </text:list-item>
            <text:list-item>
              <text:p text:style-name="P23">Desert-ish</text:p>
            </text:list-item>
          </text:list>
        </text:list-item>
        <text:list-item>
          <text:p text:style-name="P23">Population</text:p>
          <text:list>
            <text:list-item>
              <text:p text:style-name="P23">not so populated</text:p>
            </text:list-item>
            <text:list-item>
              <text:p text:style-name="P23">few cities</text:p>
            </text:list-item>
          </text:list>
        </text:list-item>
        <text:list-item>
          <text:p text:style-name="P24">Economic activity</text:p>
          <text:list>
            <text:list-item>
              <text:p text:style-name="P24">grazing</text:p>
            </text:list-item>
            <text:list-item>
              <text:p text:style-name="P24">mining</text:p>
            </text:list-item>
            <text:list-item>
              <text:p text:style-name="P24">tourism</text:p>
            </text:list-item>
            <text:list-item>
              <text:p text:style-name="P24">lumber</text:p>
            </text:list-item>
          </text:list>
        </text:list-item>
      </text:list>
      <text:p text:style-name="P4"/>
      <text:p text:style-name="P9">Pacific Coast States</text:p>
      <text:list xml:id="list1818640921868475939" text:style-name="L5">
        <text:list-item>
          <text:p text:style-name="P25">Politics</text:p>
          <text:list>
            <text:list-item>
              <text:p text:style-name="P25">Super blue</text:p>
            </text:list-item>
          </text:list>
        </text:list-item>
        <text:list-item>
          <text:p text:style-name="P26">Economics</text:p>
          <text:list>
            <text:list-item>
              <text:p text:style-name="P26">Trading ports for asian market</text:p>
            </text:list-item>
            <text:list-item>
              <text:p text:style-name="P26">Sillicon valley</text:p>
            </text:list-item>
            <text:list-item>
              <text:p text:style-name="P26">Microsoft</text:p>
            </text:list-item>
          </text:list>
        </text:list-item>
        <text:list-item>
          <text:p text:style-name="P27">Earthquakes</text:p>
        </text:list-item>
      </text:list>
      <text:p text:style-name="P28"/>
      <text:p text:style-name="P29">What is the system of the election of the presient in USA</text:p>
      <text:p text:style-name="P29">Electoral college</text:p>
      <text:p text:style-name="P29"><text:soft-page-break/>River travelled by L&amp;K - Missouri</text:p>
      <text:p text:style-name="P29">Mountains in the west of USA – Rocky mountains</text:p>
      <text:p text:style-name="P30">Pledge of Allegiance – The thing in which children stand at school with hands on their <text:span text:style-name="T6">wr</text:span>he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08:04:01.574475337</meta:creation-date>
    <dc:date>2018-04-05T12:50:57.453132417</dc:date>
    <meta:editing-duration>PT10H3M57S</meta:editing-duration>
    <meta:editing-cycles>6</meta:editing-cycles>
    <meta:generator>LibreOffice/5.1.6.2$Linux_x86 LibreOffice_project/10m0$Build-2</meta:generator>
    <meta:document-statistic meta:table-count="0" meta:image-count="0" meta:object-count="0" meta:page-count="3" meta:paragraph-count="90" meta:word-count="439" meta:character-count="2290" meta:non-whitespace-character-count="2013"/>
  </office:meta>
</office:document-meta>
</file>